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18E77AC20E488AD0667.png" manifest:media-type="image/png"/>
  <manifest:file-entry manifest:full-path="Pictures/10000000000001000000010033859AAD85995329.jpg" manifest:media-type="image/jpeg"/>
  <manifest:file-entry manifest:full-path="Pictures/100021B200009698000054AB05C55AC6.svg" manifest:media-type="image/svg+xml"/>
  <manifest:file-entry manifest:full-path="Pictures/100000000000002000000020B2FF2A327EABC87D.png" manifest:media-type="image/png"/>
  <manifest:file-entry manifest:full-path="Pictures/10000201000003AF00000212579AD47ACB2FFDE8.png" manifest:media-type="image/png"/>
  <manifest:file-entry manifest:full-path="Pictures/100002010000031E0000018E349AFD161DC3DA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KP2" svg:font-family="NTモトヤ明朝6KP" style:font-pitch="variable"/>
    <style:font-face style:name="NTモトヤ明朝6KP4" svg:font-family="NTモトヤ明朝6KP" style:font-adornments="標準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subtitle">
      <style:graphic-properties draw:fill-color="#ffffff" fo:min-height="16.306cm"/>
    </style:style>
    <style:style style:name="pr5" style:family="presentation" style:parent-style-name="標準-title">
      <style:graphic-properties draw:auto-grow-height="true" fo:min-height="2.2cm"/>
    </style:style>
    <style:style style:name="pr6" style:family="presentation" style:parent-style-name="標準-outline1">
      <style:graphic-properties draw:textarea-vertical-align="top" fo:min-height="11.93cm"/>
    </style:style>
    <style:style style:name="pr7" style:family="presentation" style:parent-style-name="標準-subtitle">
      <style:graphic-properties draw:fill="solid" draw:fill-color="#ffffff" draw:opacity="50%" fo:min-height="18.853cm" draw:shadow-opacity="50%"/>
    </style:style>
    <style:style style:name="pr8" style:family="presentation" style:parent-style-name="標準-title">
      <style:graphic-properties fo:min-height="1.94cm"/>
    </style:style>
    <style:style style:name="pr9" style:family="presentation" style:parent-style-name="標準-outline1">
      <style:graphic-properties fo:min-height="11.929cm"/>
    </style:style>
    <style:style style:name="pr10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solid" draw:fill-color="#ffffff" draw:opacity="50%"/>
      <style:text-properties style:font-name="Georgia1" fo:font-size="72pt" fo:font-weight="normal" style:font-name-asian="NTモトヤ明朝6KP4" style:font-size-asian="72pt" style:font-weight-asian="normal" style:font-size-complex="72pt" style:font-weight-complex="normal"/>
    </style:style>
    <style:style style:name="P10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1" style:family="paragraph">
      <style:text-properties style:font-name="NTモトヤ明朝6KP2" fo:font-size="66pt" style:font-name-asian="NTモトヤ明朝6KP2" style:font-size-asian="66pt" style:font-size-complex="66pt"/>
    </style:style>
    <style:style style:name="P12" style:family="paragraph">
      <loext:graphic-properties draw:fill-color="#ffffff"/>
    </style:style>
    <style:style style:name="T1" style:family="text"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4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7" style:family="text">
      <style:text-properties style:font-name="EPSON 太明朝体Ｂ1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color="#000000" style:font-name="Georgia1" fo:font-size="72pt" fo:font-weight="normal" style:font-name-asian="NTモトヤ明朝6KP4" style:font-size-asian="72pt" style:font-weight-asian="normal" style:font-size-complex="72pt" style:font-weight-complex="normal"/>
    </style:style>
    <style:style style:name="T9" style:family="text">
      <style:text-properties fo:color="#800000" style:font-name="Georgia1" fo:font-size="72pt" fo:font-weight="normal" style:font-name-asian="NTモトヤ明朝6KP4" style:font-size-asian="72pt" style:font-weight-asian="normal" style:font-size-complex="72pt" style:font-weight-complex="normal"/>
    </style:style>
    <style:style style:name="T10" style:family="text">
      <style:text-properties style:font-name="NTモトヤ明朝6KP2" fo:font-size="88pt" style:font-name-asian="NTモトヤ明朝6KP2" style:font-size-asian="88pt" style:font-size-complex="88pt"/>
    </style:style>
    <style:style style:name="T11" style:family="text">
      <style:text-properties style:font-name="NTモトヤ明朝6KP2" fo:font-size="66pt" style:font-name-asian="NTモトヤ明朝6KP2" style:font-size-asian="66pt" style:font-size-complex="66pt"/>
    </style:style>
    <style:style style:name="T12" style:family="text">
      <style:text-properties style:font-name="EPSON 太明朝体Ｂ1" fo:font-size="66pt" style:font-name-asian="EPSON 太明朝体Ｂ1" style:font-size-asian="66pt" style:font-size-complex="66pt"/>
    </style:style>
    <style:style style:name="T13" style:family="text">
      <style:text-properties style:font-name="NTモトヤ明朝6KP2" fo:font-size="54pt" style:font-name-asian="NTモトヤ明朝6KP2" style:font-size-asian="54pt" style:font-size-complex="5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発表の予定の無い資料</text:p>
          </draw:text-box>
        </draw:frame>
        <draw:frame presentation:style-name="pr2" draw:text-style-name="P1" draw:layer="layout" svg:width="25.6cm" svg:height="17.358cm" svg:x="1.3cm" svg:y="1.366cm">
          <draw:text-box>
            <text:p><text:span text:style-name="T1">a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2">Ver 0.</text:span><text:span text:style-name="T2">０</text:span><text:span text:style-name="T2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4" draw:text-style-name="P5" draw:layer="layout" svg:width="25.6cm" svg:height="16.306cm" svg:x="1.3cm" svg:y="2.4cm" presentation:class="subtitle" presentation:user-transformed="true">
          <draw:text-box>
            <text:p><text:span text:style-name="T3">お前、</text:span></text:p>
            <text:p><text:span text:style-name="T4">だれ</text:span><text:span text:style-name="T3">やねん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draw:style-name="gr3" draw:text-style-name="P6" draw:layer="layout" svg:width="27.999cm" svg:height="13.963cm" svg:x="0.007cm" svg:y="7.029cm">
          <draw:image xlink:href="Pictures/100002010000031E0000018E349AFD161DC3DA71.png" xlink:type="simple" xlink:show="embed" xlink:actuate="onLoad">
            <text:p/>
          </draw:image>
        </draw:frame>
        <draw:frame presentation:style-name="pr5" draw:text-style-name="P7" draw:layer="layout" svg:width="27.6cm" svg:height="2.46cm" svg:x="0.4cm" svg:y="-0.23cm" presentation:class="title" presentation:user-transformed="true">
          <draw:text-box>
            <text:p><text:span text:style-name="T5">自己紹介</text:span></text:p>
          </draw:text-box>
        </draw:frame>
        <draw:frame presentation:style-name="pr6" draw:text-style-name="P8" draw:layer="layout" svg:width="25.6cm" svg:height="16.727cm" svg:x="1.3cm" svg:y="2.673cm" presentation:class="outline" presentation:user-transformed="true">
          <draw:text-box>
            <text:list text:style-name="L4">
              <text:list-header>
                <text:p><text:span text:style-name="T6">三浦 一仁</text:span><text:span text:style-name="T6">(</text:span><text:span text:style-name="T6">ミウラ カズヒト</text:span><text:span text:style-name="T6">)</text:span><text:span text:style-name="T6"><text:line-break/></text:span><text:span text:style-name="T7">@kazuhito_m</text:span></text:p>
              </text:list-header>
            </text:list>
          </draw:text-box>
        </draw:frame>
        <draw:frame draw:style-name="gr3" draw:text-style-name="P6" draw:layer="layout" svg:width="10cm" svg:height="10cm" svg:x="17.821cm" svg:y="10.808cm">
          <draw:image xlink:href="Pictures/10000000000001000000010033859AAD859953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draw:style-name="gr3" draw:text-style-name="P6" draw:layer="layout" svg:width="27.999cm" svg:height="13.963cm" svg:x="0.007cm" svg:y="7.029cm">
          <draw:image xlink:href="Pictures/100002010000031E0000018E77AC20E488AD0667.png" xlink:type="simple" xlink:show="embed" xlink:actuate="onLoad">
            <text:p/>
          </draw:image>
        </draw:frame>
        <draw:frame presentation:style-name="pr5" draw:text-style-name="P7" draw:layer="layout" svg:width="27.6cm" svg:height="2.46cm" svg:x="0.4cm" svg:y="-0.23cm" presentation:class="title" presentation:user-transformed="true">
          <draw:text-box>
            <text:p><text:span text:style-name="T5">こう覚えてください…</text:span></text:p>
          </draw:text-box>
        </draw:frame>
        <draw:frame presentation:style-name="pr6" draw:text-style-name="P8" draw:layer="layout" svg:width="25.6cm" svg:height="16.727cm" svg:x="1.3cm" svg:y="2.673cm" presentation:class="outline" presentation:user-transformed="true">
          <draw:text-box>
            <text:list text:style-name="L4">
              <text:list-header>
                <text:p><text:span text:style-name="T6">三浦 一仁</text:span><text:span text:style-name="T6">(</text:span><text:span text:style-name="T6">ミウラ カズヒト</text:span><text:span text:style-name="T6">)</text:span><text:span text:style-name="T6"><text:line-break/></text:span><text:span text:style-name="T7">@kazuhito_m</text:span></text:p>
              </text:list-header>
            </text:list>
          </draw:text-box>
        </draw:frame>
        <draw:frame draw:style-name="gr3" draw:text-style-name="P6" draw:layer="layout" svg:width="10cm" svg:height="10cm" svg:x="17.821cm" svg:y="10.808cm">
          <draw:image xlink:href="Pictures/10000000000001000000010033859AAD85995329.jpg" xlink:type="simple" xlink:show="embed" xlink:actuate="onLoad">
            <text:p/>
          </draw:image>
        </draw:frame>
        <draw:frame presentation:style-name="pr7" draw:text-style-name="P9" draw:layer="layout" svg:width="27.993cm" svg:height="18.853cm" svg:x="0.001cm" svg:y="2.148cm">
          <draw:text-box>
            <text:p><text:span text:style-name="T8">あだ名が…</text:span></text:p>
            <text:p><text:span text:style-name="T9">”</text:span><text:span text:style-name="T9">みうみう・なんできたん”</text:span><text:span text:style-name="T8">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4" draw:text-style-name="P10" draw:layer="layout" svg:width="25.6cm" svg:height="16.306cm" svg:x="1.3cm" svg:y="2.4cm" presentation:class="subtitle" presentation:user-transformed="true">
          <draw:text-box>
            <text:p><text:span text:style-name="T10">昔から思ってたこ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8" draw:layer="layout" svg:width="27.6cm" svg:height="2.2cm" svg:x="0.382cm" svg:y="0.045cm" presentation:class="title" presentation:user-transformed="true">
          <draw:text-box>
            <text:p>突然ですがずっと夢があったんです！</text:p>
          </draw:text-box>
        </draw:frame>
        <draw:frame presentation:style-name="pr9" draw:text-style-name="P11" draw:layer="layout" svg:width="25.6cm" svg:height="16.286cm" svg:x="1.3cm" svg:y="2.4cm" presentation:class="outline" presentation:user-transformed="true">
          <draw:text-box>
            <text:list text:style-name="L4">
              <text:list-header>
                <text:p><text:span text:style-name="T11">GUI</text:span><text:span text:style-name="T11">のテストを</text:span><text:span text:style-name="T11"><text:line-break/></text:span><text:span text:style-name="T11">「デスクトップ</text:span><text:span text:style-name="T12">環</text:span><text:span text:style-name="T11">境無し」</text:span><text:span text:style-name="T11"><text:line-break/></text:span><text:span text:style-name="T11">でやりたい！</text:span><text:span text:style-name="T13"><text:line-break/></text:span><text:span text:style-name="T13">（”ヘッドレス”とも言いますね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KP2" svg:font-family="NTモトヤ明朝6KP" style:font-pitch="variable"/>
    <style:font-face style:name="NTモトヤ明朝6KP4" svg:font-family="NTモトヤ明朝6KP" style:font-adornments="標準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579AD47ACB2FFDE8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18T23:55:08.530058361</dc:date>
    <meta:editing-duration>P10DT20H55M</meta:editing-duration>
    <meta:editing-cycles>1634</meta:editing-cycles>
    <meta:generator>LibreOffice/5.0.2.2$Linux_X86_64 LibreOffice_project/00m0$Build-2</meta:generator>
    <meta:document-statistic meta:object-count="103"/>
  </office:meta>
</office:document-meta>
</file>